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5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8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 text:start-value="7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7">
      <text:list-level-style-number text:level="1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8">
      <text:list-level-style-number text:level="1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9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0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format="1" text:start-value="8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4">
      <text:list-level-style-number text:level="1" style:num-format="1" text:start-value="8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p1" style:master-page-name="MP0" style:family="paragraph">
      <style:paragraph-properties fo:break-before="page" fo:text-align="center" fo:margin-top="0in"/>
      <style:text-properties style:font-name="Segoe UI" style:font-name-complex="Segoe UI" fo:font-weight="bold" style:font-weight-asian="bold" style:font-weight-complex="bold" fo:font-style="italic" style:font-style-asian="italic" style:font-style-complex="italic" fo:color="#222A35" fo:font-size="24pt" style:font-size-asian="24pt" style:font-size-complex="24pt" fo:language="nl" fo:country="NL"/>
    </style:style>
    <style:style style:name="P2" style:parent-style-name="Kop1" style:family="paragraph">
      <style:paragraph-properties fo:text-align="center" fo:margin-top="0in"/>
      <style:text-properties style:font-name="Segoe UI" style:font-name-complex="Segoe UI" fo:font-weight="bold" style:font-weight-asian="bold" style:font-weight-complex="bold" fo:font-style="italic" style:font-style-asian="italic" style:font-style-complex="italic" fo:color="#222A35" fo:font-size="20pt" style:font-size-asian="20pt" style:font-size-complex="20pt"/>
    </style:style>
    <style:style style:name="P3" style:parent-style-name="Kop1" style:family="paragraph">
      <style:paragraph-properties fo:text-align="center" fo:margin-top="0in"/>
      <style:text-properties style:font-name="Segoe UI" style:font-name-complex="Segoe UI" fo:font-weight="bold" style:font-weight-asian="bold" style:font-weight-complex="bold" fo:font-style="italic" style:font-style-asian="italic" style:font-style-complex="italic" fo:color="#222A35" fo:font-size="20pt" style:font-size-asian="20pt" style:font-size-complex="20pt"/>
    </style:style>
    <style:style style:name="P4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5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6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7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8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9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10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11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12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13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14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15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16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17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18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19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20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21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22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23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24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25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26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27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28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29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30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31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32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33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34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35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36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37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38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39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40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41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42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43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44" style:parent-style-name="Kop1" style:family="paragraph">
      <style:paragraph-properties fo:margin-top="0in"/>
      <style:text-properties style:font-name="Segoe UI" style:font-name-complex="Segoe UI" fo:font-weight="bold" style:font-weight-asian="bold" style:font-weight-complex="bold" fo:color="#222A35" fo:font-size="11pt" style:font-size-asian="11pt" style:font-size-complex="11pt"/>
    </style:style>
    <style:style style:name="P45" style:parent-style-name="Kop1" style:family="paragraph">
      <style:paragraph-properties fo:margin-top="0in"/>
    </style:style>
    <style:style style:name="T46" style:parent-style-name="Nadruk" style:family="text">
      <style:text-properties style:font-name="Segoe UI" style:font-name-complex="Segoe UI" fo:font-weight="bold" style:font-weight-asian="bold" style:font-weight-complex="bold" fo:font-style="normal" style:font-style-asian="normal" style:font-style-complex="normal" fo:color="#222A35" fo:font-size="11pt" style:font-size-asian="11pt" style:font-size-complex="11pt"/>
    </style:style>
    <style:style style:name="T47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48" style:parent-style-name="Standaardalinea-lettertype" style:family="text">
      <style:text-properties style:font-name="Segoe UI" style:font-name-complex="Segoe UI" fo:color="#222A35" fo:font-size="11pt" style:font-size-asian="11pt" style:font-size-complex="11pt"/>
    </style:style>
    <style:style style:name="T49" style:parent-style-name="Standaardalinea-lettertype" style:family="text">
      <style:text-properties style:font-name="Segoe UI" style:font-name-complex="Segoe UI" fo:color="#222A35" fo:font-size="11pt" style:font-size-asian="11pt" style:font-size-complex="11pt"/>
    </style:style>
    <style:style style:name="T50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P51" style:parent-style-name="Kop1" style:family="paragraph">
      <style:paragraph-properties fo:margin-top="0in"/>
    </style:style>
    <style:style style:name="P52" style:parent-style-name="Kop1" style:family="paragraph">
      <style:paragraph-properties fo:margin-top="0in"/>
    </style:style>
    <style:style style:name="T53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54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55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56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57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P58" style:parent-style-name="Kop1" style:family="paragraph">
      <style:paragraph-properties fo:margin-top="0in"/>
    </style:style>
    <style:style style:name="T59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60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61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P62" style:parent-style-name="Kop1" style:family="paragraph">
      <style:paragraph-properties fo:margin-top="0in"/>
    </style:style>
    <style:style style:name="T63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64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65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66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67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68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69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70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71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72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73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74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75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76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77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78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79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80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81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82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83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84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85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86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87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88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89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90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91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92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93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94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95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96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97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98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99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00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01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02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03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04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05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06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07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08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09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10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11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12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13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14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15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16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17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18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19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20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21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22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23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24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T125" style:parent-style-name="Nadruk" style:family="text">
      <style:text-properties style:font-name="Segoe UI" style:font-name-complex="Segoe UI" fo:font-style="normal" style:font-style-asian="normal" style:font-style-complex="normal" fo:color="#222A35" fo:font-size="11pt" style:font-size-asian="11pt" style:font-size-complex="11pt"/>
    </style:style>
    <style:style style:name="P126" style:parent-style-name="Normaalweb" style:family="paragraph">
      <style:paragraph-properties fo:background-color="#FFFFFF"/>
    </style:style>
    <style:style style:name="T127" style:parent-style-name="Nadruk" style:family="text">
      <style:text-properties style:font-name="Segoe UI" style:font-name-complex="Segoe UI" fo:font-weight="bold" style:font-weight-asian="bold" style:font-weight-complex="bold" fo:font-style="normal" style:font-style-asian="normal" style:font-style-complex="normal" fo:color="#222A35" fo:font-size="11pt" style:font-size-asian="11pt" style:font-size-complex="11pt"/>
    </style:style>
    <style:style style:name="P128" style:parent-style-name="Normaalweb" style:family="paragraph">
      <style:paragraph-properties fo:background-color="#FFFFFF"/>
    </style:style>
    <style:style style:name="P129" style:parent-style-name="Normaalweb" style:family="paragraph">
      <style:paragraph-properties fo:background-color="#FFFFFF"/>
    </style:style>
    <style:style style:name="P130" style:parent-style-name="Normaalweb" style:family="paragraph">
      <style:paragraph-properties fo:background-color="#FFFFFF"/>
    </style:style>
    <style:style style:name="P131" style:parent-style-name="Normaalweb" style:family="paragraph">
      <style:paragraph-properties fo:background-color="#FFFFFF"/>
    </style:style>
    <style:style style:name="P132" style:parent-style-name="Normaalweb" style:family="paragraph">
      <style:paragraph-properties fo:background-color="#FFFFFF"/>
    </style:style>
    <style:style style:name="P133" style:parent-style-name="Normaalweb" style:family="paragraph">
      <style:paragraph-properties fo:background-color="#FFFFFF"/>
    </style:style>
    <style:style style:name="P134" style:parent-style-name="Normaalweb" style:family="paragraph">
      <style:paragraph-properties fo:background-color="#FFFFFF"/>
    </style:style>
    <style:style style:name="P135" style:parent-style-name="Normaalweb" style:family="paragraph">
      <style:paragraph-properties fo:background-color="#FFFFFF"/>
    </style:style>
    <style:style style:name="P136" style:parent-style-name="Normaalweb" style:family="paragraph">
      <style:paragraph-properties fo:background-color="#FFFFFF"/>
    </style:style>
    <style:style style:name="P137" style:parent-style-name="Normaalweb" style:family="paragraph">
      <style:paragraph-properties fo:background-color="#FFFFFF"/>
    </style:style>
    <style:style style:name="P138" style:parent-style-name="Normaalweb" style:family="paragraph">
      <style:paragraph-properties fo:background-color="#FFFFFF"/>
    </style:style>
    <style:style style:name="P139" style:parent-style-name="Normaalweb" style:family="paragraph">
      <style:paragraph-properties fo:background-color="#FFFFFF"/>
    </style:style>
    <style:style style:name="P140" style:parent-style-name="Normaalweb" style:family="paragraph">
      <style:paragraph-properties fo:background-color="#FFFFFF"/>
    </style:style>
    <style:style style:name="P141" style:parent-style-name="Normaalweb" style:family="paragraph">
      <style:paragraph-properties fo:background-color="#FFFFFF"/>
    </style:style>
    <style:style style:name="P142" style:parent-style-name="Normaalweb" style:family="paragraph">
      <style:paragraph-properties fo:background-color="#FFFFFF"/>
    </style:style>
    <style:style style:name="P143" style:parent-style-name="Normaalweb" style:family="paragraph">
      <style:paragraph-properties fo:background-color="#FFFFFF"/>
    </style:style>
    <style:style style:name="P144" style:parent-style-name="Normaalweb" style:family="paragraph">
      <style:paragraph-properties fo:background-color="#FFFFFF"/>
    </style:style>
    <style:style style:name="P145" style:parent-style-name="Normaalweb" style:family="paragraph">
      <style:paragraph-properties fo:background-color="#FFFFFF"/>
    </style:style>
    <style:style style:name="P146" style:parent-style-name="Normaalweb" style:family="paragraph">
      <style:paragraph-properties fo:background-color="#FFFFFF"/>
    </style:style>
    <style:style style:name="P147" style:parent-style-name="Normaalweb" style:family="paragraph">
      <style:paragraph-properties fo:background-color="#FFFFFF"/>
    </style:style>
    <style:style style:name="P148" style:parent-style-name="Kop1" style:family="paragraph">
      <style:paragraph-properties fo:margin-top="0in"/>
    </style:style>
    <style:style style:name="T149" style:parent-style-name="Nadruk" style:family="text">
      <style:text-properties style:font-name="Segoe UI" style:font-name-complex="Segoe UI" fo:font-weight="bold" style:font-weight-asian="bold" style:font-weight-complex="bold" fo:font-style="normal" style:font-style-asian="normal" style:font-style-complex="normal" fo:color="#222A35" fo:font-size="10.5pt" style:font-size-asian="10.5pt" style:font-size-complex="10.5pt"/>
    </style:style>
    <style:style style:name="T150" style:parent-style-name="Nadruk" style:family="text">
      <style:text-properties style:font-name="Segoe UI" style:font-name-complex="Segoe UI" fo:font-style="normal" style:font-style-asian="normal" style:font-style-complex="normal" fo:color="#222A35" fo:font-size="10.5pt" style:font-size-asian="10.5pt" style:font-size-complex="10.5pt"/>
    </style:style>
    <style:style style:name="T151" style:parent-style-name="Nadruk" style:family="text">
      <style:text-properties style:font-name="Segoe UI" style:font-name-complex="Segoe UI" fo:font-style="normal" style:font-style-asian="normal" style:font-style-complex="normal" fo:color="#222A35" fo:font-size="10.5pt" style:font-size-asian="10.5pt" style:font-size-complex="10.5pt"/>
    </style:style>
    <style:style style:name="T152" style:parent-style-name="Standaardalinea-lettertype" style:family="text">
      <style:text-properties style:font-name="Segoe UI" style:font-name-asian="Times New Roman" style:font-name-complex="Segoe UI" fo:color="#222A35" fo:font-size="10.5pt" style:font-size-asian="10.5pt" style:font-size-complex="10.5pt" style:language-asian="en" style:country-asian="GB"/>
    </style:style>
    <style:style style:name="T153" style:parent-style-name="Standaardalinea-lettertype" style:family="text">
      <style:text-properties style:font-name="Segoe UI" style:font-name-asian="Times New Roman" style:font-name-complex="Segoe UI" fo:color="#222A35" fo:font-size="10.5pt" style:font-size-asian="10.5pt" style:font-size-complex="10.5pt" style:language-asian="en" style:country-asian="GB"/>
    </style:style>
    <style:style style:name="T154" style:parent-style-name="Standaardalinea-lettertype" style:family="text">
      <style:text-properties style:font-name="Segoe UI" style:font-name-asian="Times New Roman" style:font-name-complex="Segoe UI" fo:color="#222A35" fo:font-size="10.5pt" style:font-size-asian="10.5pt" style:font-size-complex="10.5pt" style:language-asian="en" style:country-asian="GB"/>
    </style:style>
    <style:style style:name="T155" style:parent-style-name="Standaardalinea-lettertype" style:family="text">
      <style:text-properties style:font-name="Segoe UI" style:font-name-asian="Times New Roman" style:font-name-complex="Segoe UI" fo:color="#222A35" fo:font-size="10.5pt" style:font-size-asian="10.5pt" style:font-size-complex="10.5pt" style:language-asian="en" style:country-asian="GB"/>
    </style:style>
    <style:style style:name="T156" style:parent-style-name="Standaardalinea-lettertype" style:family="text">
      <style:text-properties style:font-name="Segoe UI" style:font-name-asian="Times New Roman" style:font-name-complex="Segoe UI" fo:color="#222A35" fo:font-size="10.5pt" style:font-size-asian="10.5pt" style:font-size-complex="10.5pt" style:language-asian="en" style:country-asian="GB"/>
    </style:style>
    <style:style style:name="T157" style:parent-style-name="Standaardalinea-lettertype" style:family="text">
      <style:text-properties style:font-name="Segoe UI" style:font-name-asian="Times New Roman" style:font-name-complex="Segoe UI" fo:color="#222A35" fo:font-size="10.5pt" style:font-size-asian="10.5pt" style:font-size-complex="10.5pt" style:language-asian="en" style:country-asian="GB"/>
    </style:style>
    <style:style style:name="T158" style:parent-style-name="Standaardalinea-lettertype" style:family="text">
      <style:text-properties style:font-name="Segoe UI" style:font-name-asian="Times New Roman" style:font-name-complex="Segoe UI" fo:color="#222A35" fo:font-size="10.5pt" style:font-size-asian="10.5pt" style:font-size-complex="10.5pt" style:language-asian="en" style:country-asian="GB"/>
    </style:style>
    <style:style style:name="T159" style:parent-style-name="Standaardalinea-lettertype" style:family="text">
      <style:text-properties style:font-name="Segoe UI" style:font-name-asian="Times New Roman" style:font-name-complex="Segoe UI" fo:color="#222A35" fo:font-size="10.5pt" style:font-size-asian="10.5pt" style:font-size-complex="10.5pt" style:language-asian="en" style:country-asian="GB"/>
    </style:style>
    <style:style style:name="T160" style:parent-style-name="Standaardalinea-lettertype" style:family="text">
      <style:text-properties style:font-name="Segoe UI" style:font-name-asian="Times New Roman" style:font-name-complex="Segoe UI" fo:color="#222A35" fo:font-size="10.5pt" style:font-size-asian="10.5pt" style:font-size-complex="10.5pt" style:language-asian="en" style:country-asian="GB"/>
    </style:style>
    <style:style style:name="T161" style:parent-style-name="Standaardalinea-lettertype" style:family="text">
      <style:text-properties style:font-name="Segoe UI" style:font-name-asian="Times New Roman" style:font-name-complex="Segoe UI" fo:color="#222A35" fo:font-size="10.5pt" style:font-size-asian="10.5pt" style:font-size-complex="10.5pt" style:language-asian="en" style:country-asian="GB"/>
    </style:style>
    <style:style style:name="T162" style:parent-style-name="Standaardalinea-lettertype" style:family="text">
      <style:text-properties style:font-name="Segoe UI" style:font-name-asian="Times New Roman" style:font-name-complex="Segoe UI" fo:color="#222A35" fo:font-size="10.5pt" style:font-size-asian="10.5pt" style:font-size-complex="10.5pt" style:language-asian="en" style:country-asian="GB"/>
    </style:style>
    <style:style style:name="T163" style:parent-style-name="Standaardalinea-lettertype" style:family="text">
      <style:text-properties style:font-name="Segoe UI" style:font-name-asian="Times New Roman" style:font-name-complex="Segoe UI" fo:color="#222A35" fo:font-size="10.5pt" style:font-size-asian="10.5pt" style:font-size-complex="10.5pt" style:language-asian="en" style:country-asian="GB"/>
    </style:style>
    <style:style style:name="P164" style:parent-style-name="Standaard" style:family="paragraph">
      <style:paragraph-properties style:vertical-align="auto" fo:margin-bottom="0.1562in" fo:line-height="100%" fo:background-color="#FFFFFF"/>
      <style:text-properties style:font-name="Helvetica" style:font-name-asian="Times New Roman" fo:color="#3C4858" fo:font-size="13.5pt" style:font-size-asian="13.5pt" style:font-size-complex="13.5pt" style:language-asian="en" style:country-asian="GB" fo:hyphenate="true"/>
    </style:style>
    <style:style style:name="P165" style:parent-style-name="Kop1" style:family="paragraph">
      <style:paragraph-properties fo:margin-top="0in"/>
    </style:style>
    <style:style style:name="T166" style:parent-style-name="Nadruk" style:family="text">
      <style:text-properties style:font-name="Segoe UI" style:font-name-complex="Segoe UI" fo:font-weight="bold" style:font-weight-asian="bold" style:font-weight-complex="bold" fo:font-style="normal" style:font-style-asian="normal" style:font-style-complex="normal" fo:color="#222A35" fo:font-size="10.5pt" style:font-size-asian="10.5pt" style:font-size-complex="10.5pt"/>
    </style:style>
    <style:style style:name="T167" style:parent-style-name="Nadruk" style:family="text">
      <style:text-properties style:font-name="Segoe UI" style:font-name-complex="Segoe UI" fo:font-weight="bold" style:font-weight-asian="bold" style:font-weight-complex="bold" fo:font-style="normal" style:font-style-asian="normal" style:font-style-complex="normal" fo:color="#222A35" fo:font-size="10.5pt" style:font-size-asian="10.5pt" style:font-size-complex="10.5pt"/>
    </style:style>
    <style:style style:name="T168" style:parent-style-name="Nadruk" style:family="text">
      <style:text-properties style:font-name="Segoe UI" style:font-name-complex="Segoe UI" fo:font-weight="bold" style:font-weight-asian="bold" style:font-weight-complex="bold" fo:font-style="normal" style:font-style-asian="normal" style:font-style-complex="normal" fo:color="#222A35" fo:font-size="10.5pt" style:font-size-asian="10.5pt" style:font-size-complex="10.5pt"/>
    </style:style>
    <style:style style:name="T169" style:parent-style-name="Nadruk" style:family="text">
      <style:text-properties style:font-name="Segoe UI" style:font-name-complex="Segoe UI" fo:font-weight="bold" style:font-weight-asian="bold" style:font-weight-complex="bold" fo:font-style="normal" style:font-style-asian="normal" style:font-style-complex="normal" fo:color="#222A35" fo:font-size="10.5pt" style:font-size-asian="10.5pt" style:font-size-complex="10.5pt"/>
    </style:style>
    <style:style style:name="P170" style:parent-style-name="Standaard" style:family="paragraph">
      <style:text-properties style:font-name="Segoe UI" style:font-name-complex="Segoe UI" fo:color="#222A35" fo:font-size="10.5pt" style:font-size-asian="10.5pt" style:font-size-complex="10.5pt"/>
    </style:style>
    <style:style style:name="P171" style:parent-style-name="Standaard" style:family="paragraph">
      <style:text-properties style:font-name="Segoe UI" style:font-name-complex="Segoe UI" fo:color="#222A35" fo:font-size="10.5pt" style:font-size-asian="10.5pt" style:font-size-complex="10.5pt"/>
    </style:style>
    <style:style style:name="P172" style:parent-style-name="Standaard" style:family="paragraph">
      <style:text-properties style:font-name="Segoe UI" style:font-name-complex="Segoe UI" fo:color="#222A35" fo:font-size="10.5pt" style:font-size-asian="10.5pt" style:font-size-complex="10.5pt"/>
    </style:style>
    <style:style style:name="T173" style:parent-style-name="Nadruk" style:family="text">
      <style:text-properties style:font-name="Segoe UI" style:font-name-complex="Segoe UI" fo:font-weight="bold" style:font-weight-asian="bold" style:font-weight-complex="bold" fo:font-style="normal" style:font-style-asian="normal" style:font-style-complex="normal" fo:color="#222A35" fo:font-size="10.5pt" style:font-size-asian="10.5pt" style:font-size-complex="10.5pt"/>
    </style:style>
    <style:style style:name="T174" style:parent-style-name="Nadruk" style:family="text">
      <style:text-properties style:font-name="Segoe UI" style:font-name-complex="Segoe UI" fo:font-weight="bold" style:font-weight-asian="bold" style:font-weight-complex="bold" fo:font-style="normal" style:font-style-asian="normal" style:font-style-complex="normal" fo:color="#222A35" fo:font-size="10.5pt" style:font-size-asian="10.5pt" style:font-size-complex="10.5pt"/>
    </style:style>
    <style:style style:name="T175" style:parent-style-name="Nadruk" style:family="text">
      <style:text-properties style:font-name="Segoe UI" style:font-name-complex="Segoe UI" fo:font-weight="bold" style:font-weight-asian="bold" style:font-weight-complex="bold" fo:font-style="normal" style:font-style-asian="normal" style:font-style-complex="normal" fo:color="#222A35" fo:font-size="10.5pt" style:font-size-asian="10.5pt" style:font-size-complex="10.5pt"/>
    </style:style>
    <style:style style:name="T176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77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78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79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80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81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82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83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84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85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86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87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88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89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90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91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92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93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94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95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96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97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98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199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200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201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202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P203" style:parent-style-name="Standaard" style:family="paragraph">
      <style:text-properties style:font-name="Segoe UI" style:font-name-complex="Segoe UI" fo:color="#222A35" fo:font-size="10.5pt" style:font-size-asian="10.5pt" style:font-size-complex="10.5pt"/>
    </style:style>
    <style:style style:name="P204" style:parent-style-name="Standaard" style:family="paragraph">
      <style:text-properties style:font-name="Segoe UI" style:font-name-complex="Segoe UI" fo:color="#222A35" fo:font-size="10.5pt" style:font-size-asian="10.5pt" style:font-size-complex="10.5pt"/>
    </style:style>
    <style:style style:name="P205" style:parent-style-name="Standaard" style:family="paragraph">
      <style:text-properties style:font-name="Segoe UI" style:font-name-complex="Segoe UI" fo:color="#222A35" fo:font-size="10.5pt" style:font-size-asian="10.5pt" style:font-size-complex="10.5pt"/>
    </style:style>
    <style:style style:name="P206" style:parent-style-name="Standaard" style:family="paragraph">
      <style:text-properties style:font-name="Segoe UI" style:font-name-complex="Segoe UI" fo:color="#222A35" fo:font-size="10.5pt" style:font-size-asian="10.5pt" style:font-size-complex="10.5pt"/>
    </style:style>
    <style:style style:name="P207" style:parent-style-name="Standaard" style:family="paragraph">
      <style:text-properties style:font-name="Segoe UI" style:font-name-complex="Segoe UI" fo:color="#222A35" fo:font-size="10.5pt" style:font-size-asian="10.5pt" style:font-size-complex="10.5pt"/>
    </style:style>
    <style:style style:name="T208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209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210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211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  <style:style style:name="T212" style:parent-style-name="Standaardalinea-lettertype" style:family="text">
      <style:text-properties style:font-name="Segoe UI" style:font-name-complex="Segoe UI" fo:color="#222A35" fo:font-size="10.5pt" style:font-size-asian="10.5pt" style:font-size-complex="10.5pt"/>
    </style:style>
  </office:automatic-styles>
  <office:body>
    <office:text text:use-soft-page-breaks="true">
      <text:h text:style-name="P1" text:outline-level="1"/>
      <text:h text:style-name="P2" text:outline-level="1"/>
      <text:h text:style-name="P3" text:outline-level="1">Case planning</text:h>
      <text:h text:style-name="P4" text:outline-level="1"/>
      <text:h text:style-name="P5" text:outline-level="1"/>
      <text:h text:style-name="P6" text:outline-level="1"/>
      <text:h text:style-name="P7" text:outline-level="1"/>
      <text:h text:style-name="P8" text:outline-level="1"/>
      <text:h text:style-name="P9" text:outline-level="1"/>
      <text:h text:style-name="P10" text:outline-level="1"/>
      <text:h text:style-name="P11" text:outline-level="1"/>
      <text:h text:style-name="P12" text:outline-level="1"/>
      <text:h text:style-name="P13" text:outline-level="1"/>
      <text:h text:style-name="P14" text:outline-level="1"/>
      <text:h text:style-name="P15" text:outline-level="1"/>
      <text:h text:style-name="P16" text:outline-level="1"/>
      <text:h text:style-name="P17" text:outline-level="1"/>
      <text:h text:style-name="P18" text:outline-level="1"/>
      <text:h text:style-name="P19" text:outline-level="1"/>
      <text:h text:style-name="P20" text:outline-level="1"/>
      <text:h text:style-name="P21" text:outline-level="1"/>
      <text:h text:style-name="P22" text:outline-level="1"/>
      <text:h text:style-name="P23" text:outline-level="1"/>
      <text:h text:style-name="P24" text:outline-level="1"/>
      <text:h text:style-name="P25" text:outline-level="1"/>
      <text:h text:style-name="P26" text:outline-level="1"/>
      <text:h text:style-name="P27" text:outline-level="1"/>
      <text:h text:style-name="P28" text:outline-level="1"/>
      <text:h text:style-name="P29" text:outline-level="1"/>
      <text:h text:style-name="P30" text:outline-level="1"/>
      <text:h text:style-name="P31" text:outline-level="1"/>
      <text:h text:style-name="P32" text:outline-level="1"/>
      <text:h text:style-name="P33" text:outline-level="1"/>
      <text:h text:style-name="P34" text:outline-level="1"/>
      <text:h text:style-name="P35" text:outline-level="1"/>
      <text:h text:style-name="P36" text:outline-level="1"/>
      <text:h text:style-name="P37" text:outline-level="1"/>
      <text:h text:style-name="P38" text:outline-level="1"/>
      <text:h text:style-name="P39" text:outline-level="1"/>
      <text:h text:style-name="P40" text:outline-level="1"/>
      <text:h text:style-name="P41" text:outline-level="1"/>
      <text:h text:style-name="P42" text:outline-level="1"/>
      <text:h text:style-name="P43" text:outline-level="1"/>
      <text:h text:style-name="P44" text:outline-level="1"/>
      <text:soft-page-break/>
      <text:h text:style-name="P45" text:outline-level="1"><text:span text:style-name="T46">Table of content</text:span><text:span text:style-name="T47"><text:s/></text:span><text:span text:style-name="T48"><text:line-break/></text:span><text:span text:style-name="T49"><text:line-break/></text:span><text:span text:style-name="T50">Introduction</text:span></text:h>
      <text:h text:style-name="P51" text:outline-level="1"/>
      <text:h text:style-name="P52" text:outline-level="1"><text:span text:style-name="T53">1</text:span><text:span text:style-name="T54"><text:s/></text:span><text:span text:style-name="T55">M</text:span><text:span text:style-name="T56">eta</text:span><text:span text:style-name="T57">case</text:span></text:h>
      <text:h text:style-name="P58" text:outline-level="1"><text:span text:style-name="T59">2 S</text:span><text:span text:style-name="T60">uper</text:span><text:span text:style-name="T61">case</text:span></text:h>
      <text:h text:style-name="P62" text:outline-level="1"><text:span text:style-name="T63">3 Case 1 -<text:s/></text:span><text:span text:style-name="T64">Mercedes be</text:span><text:span text:style-name="T65">nz</text:span><text:span text:style-name="T66"><text:s/>manufacturing</text:span><text:span text:style-name="T67"><text:s/></text:span><text:span text:style-name="T68"><text:line-break/>4 Case 2 – S</text:span><text:span text:style-name="T69">antander</text:span><text:span text:style-name="T70"><text:s/></text:span><text:span text:style-name="T71">customer</text:span><text:span text:style-name="T72"><text:s/></text:span><text:span text:style-name="T73">transaction</text:span><text:span text:style-name="T74"><text:s/></text:span><text:span text:style-name="T75">prediction</text:span><text:span text:style-name="T76"><text:line-break/>5 Case 3 –</text:span><text:s/><text:span text:style-name="T77">H</text:span><text:span text:style-name="T78">ome</text:span><text:span text:style-name="T79"><text:s/></text:span><text:span text:style-name="T80">credit</text:span><text:span text:style-name="T81"><text:s/></text:span><text:span text:style-name="T82">default</text:span><text:span text:style-name="T83"><text:s/></text:span><text:span text:style-name="T84">risk</text:span><text:span text:style-name="T85"><text:line-break/>6</text:span><text:span text:style-name="T86"><text:s/></text:span><text:span text:style-name="T87">Case 4 –</text:span><text:s/><text:span text:style-name="T88">M</text:span><text:span text:style-name="T89">5</text:span><text:span text:style-name="T90"><text:s/></text:span><text:span text:style-name="T91">forecasting</text:span><text:span text:style-name="T92"><text:s/></text:span><text:span text:style-name="T93">accuracy</text:span><text:span text:style-name="T94"><text:line-break/>7 Case 5 –</text:span><text:s/><text:span text:style-name="T95">P</text:span><text:span text:style-name="T96">orto</text:span><text:span text:style-name="T97"><text:s/></text:span><text:span text:style-name="T98">seguro</text:span><text:span text:style-name="T99"><text:s/></text:span><text:span text:style-name="T100">safe</text:span><text:span text:style-name="T101"><text:s/></text:span><text:span text:style-name="T102">driver</text:span><text:span text:style-name="T103"><text:s/></text:span><text:span text:style-name="T104">prediction</text:span><text:span text:style-name="T105"><text:line-break/>8 Case 6 – Santander<text:s/></text:span><text:span text:style-name="T106">santander</text:span><text:span text:style-name="T107"><text:s/></text:span><text:span text:style-name="T108">customer</text:span><text:span text:style-name="T109"><text:s/></text:span><text:span text:style-name="T110">satisfaction</text:span><text:span text:style-name="T111"><text:line-break/>9 Case 7 – S</text:span><text:span text:style-name="T112">antander</text:span><text:span text:style-name="T113"><text:s/></text:span><text:span text:style-name="T114">value</text:span><text:span text:style-name="T115"><text:s/></text:span><text:span text:style-name="T116">prediction</text:span><text:span text:style-name="T117"><text:s/></text:span><text:span text:style-name="T118">challenge</text:span><text:span text:style-name="T119"><text:line-break/>10 Case 8 – Google Analytics<text:s/></text:span><text:span text:style-name="T120">customer</text:span><text:span text:style-name="T121"><text:s/></text:span><text:span text:style-name="T122">revenue</text:span><text:span text:style-name="T123"><text:s/></text:span><text:span text:style-name="T124">prediction</text:span><text:span text:style-name="T125"><text:line-break/></text:span></text:h>
      <text:p text:style-name="Standaard"/>
      <text:p text:style-name="P126"><text:span text:style-name="T127"><text:line-break/>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h text:style-name="P148" text:outline-level="1"/>
      <text:p text:style-name="Standaard"/>
      <text:p text:style-name="Standaard"/>
      <text:soft-page-break/>
      <text:p text:style-name="Standaard"><text:span text:style-name="T149">Introduction</text:span></text:p>
      <text:p text:style-name="Standaard"><text:span text:style-name="T150">On a senior level</text:span><text:span text:style-name="T151">,</text:span><text:span text:style-name="T152"><text:s/>good planning and execution is essential in order to be able to solve new</text:span><text:span text:style-name="T153"><text:s/>d</text:span><text:span text:style-name="T154">ata-science</text:span><text:span text:style-name="T155"><text:s/>cases.</text:span><text:span text:style-name="T156"><text:line-break/></text:span><text:span text:style-name="T157">In this advisory report</text:span><text:span text:style-name="T158">,</text:span><text:span text:style-name="T159"><text:s/>advice is given for how to ap</text:span><text:span text:style-name="T160">p</text:span><text:span text:style-name="T161">roach and solve future data-science c</text:span><text:span text:style-name="T162">a</text:span><text:span text:style-name="T163">ses.</text:span></text:p>
      <text:p text:style-name="P164"> </text:p>
      <text:h text:style-name="P165" text:outline-level="1"><text:span text:style-name="T166">1 M</text:span><text:span text:style-name="T167">eta</text:span><text:span text:style-name="T168">case</text:span><text:span text:style-name="T169"><text:line-break/></text:span></text:h>
      <text:p text:style-name="P170">Starting with<text:s/>what here is called a<text:s/>metacase,<text:s/>a metacase is a top-level<text:s/>(manager level)<text:s/>case, meaning it’s the data-science case at<text:s/>the<text:s/>highest<text:s/>level. A metalevel case, produces other cases, similarly to how in programming a meta-level class is called the top-level class, which produces other classes.<text:s/>For<text:s/>a data-science manager it’s<text:s/>often<text:s/>the starting point, because in<text:s/>practice a company has a high amount of internal raw data available and a high amount of external raw data available.<text:s/>Probably there is a data-science infrastructure available such as Google Cloud or Microsoft Azure. A Google Cloud or Microsoft Azure infrastructure without valuable data streaming trough the infrastructure is<text:s/>offcourse<text:s/>useless.<text:s/>Therefore at metalevel,<text:s/>a data-science manager has to carefully pick valuable internal and external data for his/her data-science systems.<text:s/>And then from there<text:s/>he or she has to<text:s/>build the<text:s/>data-science<text:s/>unit.<text:line-break/><text:line-break/>For a<text:s/>data-science manager<text:s/>this means he/she has to know which types of<text:s/>raw<text:s/>data<text:s/>is<text:s/>available<text:s/>and then<text:s/>he or she<text:s/>has to be able to find high-value data for the<text:s/>unit and from there produce high value datasets for the data-scientists to work with.<text:line-break/><text:line-break/>It’s good to know there are 3 categories of big-data, each having their specific types of data.</text:p>
      <text:p text:style-name="P171">These are the following:<text:line-break/><text:line-break/>1 Structured data<text:line-break/><text:s text:c="3"/>1 Excel<text:line-break/><text:s text:c="3"/>2 Csv<text:line-break/><text:s text:c="3"/>3 Etc<text:line-break/><text:line-break/>2 Semi structured data<text:line-break/><text:s text:c="3"/>1 Xml<text:line-break/><text:s text:c="3"/>2 Rdf<text:line-break/><text:s text:c="3"/>3 Etc<text:line-break/><text:line-break/>3<text:s/>Unstructured data<text:line-break/><text:s text:c="3"/>1 Text files<text:line-break/><text:s text:c="3"/>2 Log files<text:line-break/><text:s text:c="3"/>3 Sensor data<text:line-break/><text:s text:c="3"/>4 Images<text:line-break/><text:s text:c="3"/>5 Video<text:line-break/><text:s text:c="3"/>6 Audio<text:line-break/><text:s text:c="3"/>7 E-mails<text:line-break/><text:s text:c="3"/>8 Social media<text:line-break/><text:s text:c="3"/>9 Etc</text:p>
      <text:p text:style-name="P172"/>
      <text:p text:style-name="Standaard"/>
      <text:soft-page-break/>
      <text:p text:style-name="Standaard"><text:span text:style-name="T173">2 S</text:span><text:span text:style-name="T174">uper</text:span><text:span text:style-name="T175">case</text:span><text:span text:style-name="T176"><text:line-break/></text:span><text:span text:style-name="T177"><text:line-break/></text:span><text:span text:style-name="T178">Starting with</text:span><text:span text:style-name="T179">,</text:span><text:span text:style-name="T180"><text:s/></text:span><text:span text:style-name="T181">what here is called a</text:span><text:span text:style-name="T182"><text:s/></text:span><text:span text:style-name="T183">super</text:span><text:span text:style-name="T184">case</text:span><text:span text:style-name="T185"><text:s/>(senior level case)</text:span><text:span text:style-name="T186"><text:s/>is<text:s/></text:span><text:span text:style-name="T187">the</text:span><text:span text:style-name="T188"><text:s/>case,</text:span><text:span text:style-name="T189"><text:s/>below the m</text:span><text:span text:style-name="T190">eta</text:span><text:span text:style-name="T191">case</text:span><text:span text:style-name="T192">.<text:s/></text:span><text:span text:style-name="T193">From a</text:span><text:span text:style-name="T194"><text:s/>superlevel case,<text:s/></text:span><text:span text:style-name="T195">other specific cases can be produced</text:span><text:span text:style-name="T196">, similar to how in<text:s/></text:span><text:span text:style-name="T197">programming<text:s/></text:span><text:span text:style-name="T198">from a superclass, other classes can be produced</text:span><text:span text:style-name="T199">.<text:s/></text:span><text:span text:style-name="T200">It contains all the information from other classes</text:span><text:span text:style-name="T201">, because it inherits from other specific classes.</text:span><text:span text:style-name="T202"><text:s/></text:span></text:p>
      <text:p text:style-name="P203">In<text:s/>practice this means<text:s/>a manager<text:s/>has already built the<text:s/>meta-level case<text:s/>and provided it for you.<text:s/>For example a data-science manager has built the<text:s/>meta-case, meaning he or she has<text:s/>provided the data-science architecture<text:s/>containing valuable<text:s/>raw datasets.<text:s/>From there, valuable raw data is<text:s/>available for senior data-scientists to work with. The goal for a senior data-scientist is now to process<text:s/>the valuable raw data into<text:s/>valuable datasets.<text:s/><text:line-break/><text:line-break/>For a senior data-scientist<text:s/>this means he/she has to know which types of<text:s/>datasets are available and then he/she can built specific<text:s/>datasets (train<text:s/>sets). Examples of specific data-science cases are described in chapter<text:s/>3<text:s/>– 10.<text:line-break/><text:line-break/>The following are the most common raw datasets that data-science managers<text:s/>can<text:s/>provide for their team. A senior data-scientist can now with these datasets built specific data-science cases for the data-scientists. A senior data-scientist will use the raw datasets below that are provided by the manager and will transform them into specific<text:s/>data-science cases.<text:line-break/><text:line-break/>Most common are 2<text:s/><text:s/>categories of<text:s/>datasets, each having their types of datasets<text:line-break/><text:line-break/>1<text:s/>Structured data</text:p>
      <text:p text:style-name="P204"><text:s/>Labeled datasets (supervised <text:s/>learnings)<text:line-break/><text:s text:c="5"/>1<text:s/>Regression dataset (Features:<text:s/>categorical and numeric,<text:s/><text:s/>Target: continual)<text:line-break/><text:s text:c="5"/>2 Classification<text:s/>dataset (Features: categorical and numeric, <text:s/>Target:<text:s/>binary)<text:line-break/><text:s text:c="5"/>3 Multi-class classification dataset (Features: categorical and numeric, <text:s/>Target: multi-categorical)<text:line-break/><text:line-break/><text:s/>Unlabelled datasets (unsupervised learning)<text:line-break/><text:s text:c="5"/>1 Clustering<text:s/>dataset<text:line-break/><text:s text:c="5"/>2 Association<text:s/>dataset<text:line-break/><text:s text:c="5"/>3 Dimensionality reduction<text:s/>dataset<text:line-break/></text:p>
      <text:p text:style-name="P205">2<text:s/>Unstructured data</text:p>
      <text:p text:style-name="P206">Text datasets<text:s/><text:line-break/><text:s text:c="5"/>1<text:s/>Text classification<text:s/>dataset<text:s/><text:line-break/><text:s text:c="5"/>2<text:s/>Sentiment analysis dataset<text:s/><text:line-break/><text:s text:c="5"/>3 Text generation<text:line-break/><text:s text:c="5"/>4 Machine translation<text:line-break/><text:line-break/>Image datasets<text:s/></text:p>
      <text:p text:style-name="P207"><text:s text:c="4"/>1 Image classification<text:line-break/><text:s text:c="4"/>2 Image segmentation<text:line-break/><text:s text:c="4"/>3 Object detection</text:p>
      <text:p text:style-name="Standaard"><text:span text:style-name="T208">Video datasets</text:span><text:span text:style-name="T209"><text:line-break/></text:span><text:span text:style-name="T210"><text:line-break/><text:s text:c="4"/>1 Video classification</text:span><text:span text:style-name="T211"><text:line-break/><text:s text:c="4"/>2 Video processing</text:span><text:span text:style-name="T212"><text:line-break/><text:s text:c="4"/>3 Object detec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Standaard" style:display-name="Standaard" style:family="paragraph">
      <style:paragraph-properties style:vertical-align="baseline" fo:margin-bottom="0.1111in" fo:line-height="106%"/>
      <style:text-properties fo:font-size="11pt" style:font-size-asian="11pt" style:font-size-complex="11pt" style:language-asian="en" style:country-asian="US" fo:hyphenate="false"/>
    </style:style>
    <style:style style:name="Standaardalinea-lettertype" style:display-name="Standaardalinea-lettertype" style:family="text"/>
    <style:style style:name="Kop1Char" style:display-name="Kop 1 Char" style:family="tex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2Char" style:display-name="Kop 2 Char" style:family="tex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Nadruk" style:display-name="Nadruk" style:family="text">
      <style:text-properties fo:font-style="italic" style:font-style-asian="italic" style:font-style-complex="italic"/>
    </style:style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-voorafopgemaaktChar" style:display-name="HTML - vooraf opgemaakt Char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cm-variable" style:display-name="cm-variable" style:family="text" style:parent-style-name="Standaardalinea-lettertype"/>
    <style:style style:name="gnkrckgcgsb" style:display-name="gnkrckgcgsb" style:family="text" style:parent-style-name="Standaardalinea-lettertype"/>
    <style:style style:name="cm-operator" style:display-name="cm-operator" style:family="text" style:parent-style-name="Standaardalinea-lettertype"/>
    <style:style style:name="gnkrckgcmsb" style:display-name="gnkrckgcmsb" style:family="text" style:parent-style-name="Standaardalinea-lettertype"/>
    <style:style style:name="gnkrckgcmrb" style:display-name="gnkrckgcmrb" style:family="text" style:parent-style-name="Standaardalinea-lettertype"/>
    <style:style style:name="HTMLCode" style:display-name="HTML Code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Kopvaninhoudsopgave" style:display-name="Kop van inhoudsopgave" style:family="paragraph" style:parent-style-name="Kop1" style:next-style-name="Standaard" style:default-outline-level="1">
      <style:text-properties style:language-asian="en" style:country-asian="GB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4Char" style:display-name="Kop 4 Char" style:family="tex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fs-12" style:display-name="fs-12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Zwaar" style:display-name="Zwaar" style:family="text">
      <style:text-properties fo:font-weight="bold" style:font-weight-asian="bold" style:font-weight-complex="bold"/>
    </style:style>
    <style:style style:name="Kop3Char" style:display-name="Kop 3 Char" style:family="tex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cloud-subhead" style:display-name="cloud-subhead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Onopgelostemelding" style:display-name="Onopgeloste melding" style:family="text">
      <style:text-properties fo:color="#605E5C" fo:background-color="#E1DFDD"/>
    </style:style>
    <style:style style:name="sxs-lookup" style:display-name="sxs-lookup" style:family="text" style:parent-style-name="Standaardalinea-lettertype"/>
    <style:style style:name="readingtime" style:display-name="readingtime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contributors-holder" style:display-name="contributors-holder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alert-title" style:display-name="alert-title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language" style:display-name="language" style:family="text" style:parent-style-name="Standaardalinea-lettertype"/>
    <style:style style:name="hljs-keyword" style:display-name="hljs-keyword" style:family="text" style:parent-style-name="Standaardalinea-lettertype"/>
    <style:style style:name="hljs-title" style:display-name="hljs-title" style:family="text" style:parent-style-name="Standaardalinea-lettertype"/>
    <style:style style:name="hljs-function" style:display-name="hljs-function" style:family="text" style:parent-style-name="Standaardalinea-lettertype"/>
    <style:style style:name="hljs-meta" style:display-name="hljs-meta" style:family="text" style:parent-style-name="Standaardalinea-lettertype"/>
    <style:style style:name="hljs-string" style:display-name="hljs-string" style:family="text" style:parent-style-name="Standaardalinea-lettertype"/>
    <style:style style:name="hljs-subst" style:display-name="hljs-subst" style:family="text" style:parent-style-name="Standaardalinea-lettertype"/>
    <style:style style:name="hljs-number" style:display-name="hljs-number" style:family="text" style:parent-style-name="Standaardalinea-lettertype"/>
    <style:style style:name="mi" style:display-name="mi" style:family="text" style:parent-style-name="Standaardalinea-lettertype"/>
    <style:style style:name="mo" style:display-name="mo" style:family="text" style:parent-style-name="Standaardalinea-lettertype"/>
    <style:style style:name="mn" style:display-name="mn" style:family="text" style:parent-style-name="Standaardalinea-lettertype"/>
    <style:style style:name="mjx_assistive_mathml" style:display-name="mjx_assistive_mathml" style:family="text" style:parent-style-name="Standaardalinea-lettertype"/>
    <style:style style:name="first-para" style:display-name="first-para" style:family="paragraph" style:parent-style-name="Standaard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egoe UI" style:font-name-asian="Calibri" style:font-name-complex="Segoe U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egoe UI" style:font-name-asian="Times New Roman" style:font-name-complex="Segoe UI" fo:font-weight="normal" style:font-weight-asian="norm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Symbol" fo:font-size="10pt" style:font-size-asian="10pt"/>
    </style:style>
    <style:style style:name="WW_CharLFO25LVL3" style:family="text">
      <style:text-properties style:font-name="Symbol" fo:font-size="10pt" style:font-size-asian="10pt"/>
    </style:style>
    <style:style style:name="WW_CharLFO25LVL4" style:family="text">
      <style:text-properties style:font-name="Symbol" fo:font-size="10pt" style:font-size-asian="10pt"/>
    </style:style>
    <style:style style:name="WW_CharLFO25LVL5" style:family="text">
      <style:text-properties style:font-name="Symbol" fo:font-size="10pt" style:font-size-asian="10pt"/>
    </style:style>
    <style:style style:name="WW_CharLFO25LVL6" style:family="text">
      <style:text-properties style:font-name="Symbol" fo:font-size="10pt" style:font-size-asian="10pt"/>
    </style:style>
    <style:style style:name="WW_CharLFO25LVL7" style:family="text">
      <style:text-properties style:font-name="Symbol" fo:font-size="10pt" style:font-size-asian="10pt"/>
    </style:style>
    <style:style style:name="WW_CharLFO25LVL8" style:family="text">
      <style:text-properties style:font-name="Symbol" fo:font-size="10pt" style:font-size-asian="10pt"/>
    </style:style>
    <style:style style:name="WW_CharLFO25LVL9" style:family="text">
      <style:text-properties style:font-name="Symbol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Symbol" fo:font-size="10pt" style:font-size-asian="10pt"/>
    </style:style>
    <style:style style:name="WW_CharLFO27LVL3" style:family="text">
      <style:text-properties style:font-name="Symbol" fo:font-size="10pt" style:font-size-asian="10pt"/>
    </style:style>
    <style:style style:name="WW_CharLFO27LVL4" style:family="text">
      <style:text-properties style:font-name="Symbol" fo:font-size="10pt" style:font-size-asian="10pt"/>
    </style:style>
    <style:style style:name="WW_CharLFO27LVL5" style:family="text">
      <style:text-properties style:font-name="Symbol" fo:font-size="10pt" style:font-size-asian="10pt"/>
    </style:style>
    <style:style style:name="WW_CharLFO27LVL6" style:family="text">
      <style:text-properties style:font-name="Symbol" fo:font-size="10pt" style:font-size-asian="10pt"/>
    </style:style>
    <style:style style:name="WW_CharLFO27LVL7" style:family="text">
      <style:text-properties style:font-name="Symbol" fo:font-size="10pt" style:font-size-asian="10pt"/>
    </style:style>
    <style:style style:name="WW_CharLFO27LVL8" style:family="text">
      <style:text-properties style:font-name="Symbol" fo:font-size="10pt" style:font-size-asian="10pt"/>
    </style:style>
    <style:style style:name="WW_CharLFO27LVL9" style:family="text">
      <style:text-properties style:font-name="Symbol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Symbol" fo:font-size="10pt" style:font-size-asian="10pt"/>
    </style:style>
    <style:style style:name="WW_CharLFO28LVL3" style:family="text">
      <style:text-properties style:font-name="Symbol" fo:font-size="10pt" style:font-size-asian="10pt"/>
    </style:style>
    <style:style style:name="WW_CharLFO28LVL4" style:family="text">
      <style:text-properties style:font-name="Symbol" fo:font-size="10pt" style:font-size-asian="10pt"/>
    </style:style>
    <style:style style:name="WW_CharLFO28LVL5" style:family="text">
      <style:text-properties style:font-name="Symbol" fo:font-size="10pt" style:font-size-asian="10pt"/>
    </style:style>
    <style:style style:name="WW_CharLFO28LVL6" style:family="text">
      <style:text-properties style:font-name="Symbol" fo:font-size="10pt" style:font-size-asian="10pt"/>
    </style:style>
    <style:style style:name="WW_CharLFO28LVL7" style:family="text">
      <style:text-properties style:font-name="Symbol" fo:font-size="10pt" style:font-size-asian="10pt"/>
    </style:style>
    <style:style style:name="WW_CharLFO28LVL8" style:family="text">
      <style:text-properties style:font-name="Symbol" fo:font-size="10pt" style:font-size-asian="10pt"/>
    </style:style>
    <style:style style:name="WW_CharLFO28LVL9" style:family="text">
      <style:text-properties style:font-name="Symbol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Symbol" fo:font-size="10pt" style:font-size-asian="10pt"/>
    </style:style>
    <style:style style:name="WW_CharLFO29LVL4" style:family="text">
      <style:text-properties style:font-name="Symbol" fo:font-size="10pt" style:font-size-asian="10pt"/>
    </style:style>
    <style:style style:name="WW_CharLFO29LVL5" style:family="text">
      <style:text-properties style:font-name="Symbol" fo:font-size="10pt" style:font-size-asian="10pt"/>
    </style:style>
    <style:style style:name="WW_CharLFO29LVL6" style:family="text">
      <style:text-properties style:font-name="Symbol" fo:font-size="10pt" style:font-size-asian="10pt"/>
    </style:style>
    <style:style style:name="WW_CharLFO29LVL7" style:family="text">
      <style:text-properties style:font-name="Symbol" fo:font-size="10pt" style:font-size-asian="10pt"/>
    </style:style>
    <style:style style:name="WW_CharLFO29LVL8" style:family="text">
      <style:text-properties style:font-name="Symbol" fo:font-size="10pt" style:font-size-asian="10pt"/>
    </style:style>
    <style:style style:name="WW_CharLFO29LVL9" style:family="text">
      <style:text-properties style:font-name="Symbol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Symbol" fo:font-size="10pt" style:font-size-asian="10pt"/>
    </style:style>
    <style:style style:name="WW_CharLFO30LVL3" style:family="text">
      <style:text-properties style:font-name="Symbol" fo:font-size="10pt" style:font-size-asian="10pt"/>
    </style:style>
    <style:style style:name="WW_CharLFO30LVL4" style:family="text">
      <style:text-properties style:font-name="Symbol" fo:font-size="10pt" style:font-size-asian="10pt"/>
    </style:style>
    <style:style style:name="WW_CharLFO30LVL5" style:family="text">
      <style:text-properties style:font-name="Symbol" fo:font-size="10pt" style:font-size-asian="10pt"/>
    </style:style>
    <style:style style:name="WW_CharLFO30LVL6" style:family="text">
      <style:text-properties style:font-name="Symbol" fo:font-size="10pt" style:font-size-asian="10pt"/>
    </style:style>
    <style:style style:name="WW_CharLFO30LVL7" style:family="text">
      <style:text-properties style:font-name="Symbol" fo:font-size="10pt" style:font-size-asian="10pt"/>
    </style:style>
    <style:style style:name="WW_CharLFO30LVL8" style:family="text">
      <style:text-properties style:font-name="Symbol" fo:font-size="10pt" style:font-size-asian="10pt"/>
    </style:style>
    <style:style style:name="WW_CharLFO30LVL9" style:family="text">
      <style:text-properties style:font-name="Symbol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5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8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 text:start-value="7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7">
      <text:list-level-style-number text:level="1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8">
      <text:list-level-style-number text:level="1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9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0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format="1" text:start-value="8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4">
      <text:list-level-style-number text:level="1" style:num-format="1" text:start-value="8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0.3937in" fo:margin-bottom="0.197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Gibbs</meta:initial-creator>
    <dc:creator>Giovanni </dc:creator>
    <meta:creation-date>2021-02-18T12:06:00Z</meta:creation-date>
    <dc:date>2021-02-18T12:06:00Z</dc:date>
    <meta:template xlink:href="Normal" xlink:type="simple"/>
    <meta:editing-cycles>2</meta:editing-cycles>
    <meta:editing-duration>PT120S</meta:editing-duration>
    <meta:document-statistic meta:page-count="4" meta:paragraph-count="9" meta:word-count="679" meta:character-count="4546" meta:row-count="32" meta:non-whitespace-character-count="3876"/>
  </office:meta>
</office:document-meta>
</file>